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8cm" draw:marker-end="Linienspitzen_20_1" draw:marker-end-width="0.3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3cm" svg:stroke-color="#000000" draw:marker-start-width="0.25cm" draw:marker-end-width="0.25cm" draw:fill-color="#eeeeee" draw:textarea-horizontal-align="justify" draw:textarea-vertical-align="middle" draw:auto-grow-height="false" fo:min-height="12.72cm" fo:min-width="8.07cm" fo:padding-top="0.14cm" fo:padding-bottom="0.14cm" fo:padding-left="0.265cm" fo:padding-right="0.265cm"/>
    </style:style>
    <style:style style:name="gr3" style:family="graphic" style:parent-style-name="objectwithoutfill">
      <style:graphic-properties draw:stroke="dash" draw:stroke-dash="Double_20_Dash_20__28_Rounded_29_" svg:stroke-width="0.05cm" svg:stroke-color="#000000" draw:marker-start-width="0.28cm" draw:marker-end-width="0.28cm" svg:stroke-linecap="round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3cm" svg:stroke-color="#000000" draw:marker-start="Linienspitzen_20_3" draw:marker-start-width="0.25cm" draw:marker-end="Linienspitzen_20_2" draw:marker-end-width="0.25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000000" draw:marker-start-width="0.25cm" draw:marker-end-width="0.25cm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8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25cm" svg:y1="2.71cm" svg:x2="7.522cm" svg:y2="7.383cm">
          <text:p/>
        </draw:line>
        <draw:custom-shape draw:style-name="gr2" draw:text-style-name="P2" draw:layer="layout" svg:width="8.6cm" svg:height="13cm" svg:x="7.55cm" svg:y="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05cm" svg:y1="7.4cm" svg:x2="17.05cm" svg:y2="7.4cm">
          <text:p/>
        </draw:line>
        <draw:line draw:style-name="gr4" draw:text-style-name="P1" draw:layer="layout" svg:x1="7.55cm" svg:y1="1cm" svg:x2="7.55cm" svg:y2="14cm">
          <text:p/>
        </draw:line>
        <draw:line draw:style-name="gr1" draw:text-style-name="P1" draw:layer="layout" svg:x1="7.537cm" svg:y1="7.403cm" svg:x2="4.25cm" svg:y2="12.066cm">
          <text:p/>
        </draw:line>
        <draw:line draw:style-name="gr1" draw:text-style-name="P1" draw:layer="layout" svg:x1="7.55cm" svg:y1="7.398cm" svg:x2="12.223cm" svg:y2="10.67cm">
          <text:p/>
        </draw:line>
        <draw:line draw:style-name="gr5" draw:text-style-name="P1" draw:layer="layout" svg:x1="6.572cm" svg:y1="4.614cm" svg:x2="5.252cm" svg:y2="5.535cm">
          <text:p/>
        </draw:line>
        <draw:g>
          <draw:custom-shape draw:style-name="gr6" draw:text-style-name="P3" draw:layer="layout" svg:width="0.3cm" svg:height="0.3cm" svg:x="5.78cm" svg:y="4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1cm" svg:height="0.1cm" svg:x="5.881cm" svg:y="5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1" draw:layer="layout" svg:x1="9.603cm" svg:y1="7.85cm" svg:x2="8.68cm" svg:y2="9.169cm">
          <text:p/>
        </draw:line>
        <draw:g>
          <draw:custom-shape draw:style-name="gr6" draw:text-style-name="P3" draw:layer="layout" svg:width="0.3cm" svg:height="0.3cm" svg:x="8.98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1cm" svg:height="0.1cm" svg:x="9.081cm" svg:y="8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3" draw:layer="layout" svg:width="0.3cm" svg:height="0.3cm" svg:x="5.781cm" svg:y="9.5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1cm" svg:height="0.1cm" svg:x="5.882cm" svg:y="9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18§latex§$\theta_{B}$§svg§600§TRUE§</svg:desc>
          <draw:g>
            <draw:path draw:style-name="gr8" draw:text-style-name="P5" draw:layer="layout" svg:width="0.259cm" svg:height="0.449cm" svg:x="6.123cm" svg:y="6.63cm" svg:viewBox="0 0 260 450" svg:d="M260 129c0-41-12-129-75-129-88 0-185 178-185 321 0 59 18 129 75 129 88 0 185-179 185-321zM66 215c11-39 24-89 49-134 16-31 39-67 68-67 31 0 34 40 34 76 0 30-3 62-20 125-43 0-87 0-131 0zM192 235c-7 29-20 83-43 127-23 43-47 74-74 74-21 0-34-18-34-75 0-27 4-63 20-126 44 0 87 0 131 0z">
              <text:p/>
            </draw:path>
            <draw:path draw:style-name="gr8" draw:text-style-name="P5" draw:layer="layout" svg:width="0.336cm" svg:height="0.3cm" svg:x="6.423cm" svg:y="6.867cm" svg:viewBox="0 0 337 301" svg:d="M52 267c-4 15-5 18-38 18-9 0-14 0-14 9 0 7 5 7 14 7 57 0 113 0 169 0 75 0 131-50 131-95 0-30-29-57-75-62 54-9 98-44 98-81 0-34-34-63-91-63-53 0-107 0-160 0-9 0-14 0-14 11 0 5 5 5 14 5 6 1 9 0 16 2 9 0 11 2 11 5 0 2 0 4-2 9-19 79-39 157-59 235zM122 138c9-36 18-72 27-108 4-12 5-14 23-14 22 0 45 0 67 0 45 0 55 31 55 47 0 36-41 75-98 75-25 0-49 0-74 0zM102 285c-14 0-14 0-14-3 0-2 0-4 2-11 10-40 20-80 30-120 31 0 62 0 94 0 41 0 57 27 57 53 0 44-45 81-99 81-23 0-46 0-70 0z">
              <text:p/>
            </draw:path>
          </draw:g>
        </draw:g>
        <draw:g>
          <svg:title>TexMaths</svg:title>
          <svg:desc>18§latex§$\theta_{B}$§svg§600§TRUE§</svg:desc>
          <draw:g>
            <draw:path draw:style-name="gr8" draw:text-style-name="P5" draw:layer="layout" svg:width="0.259cm" svg:height="0.449cm" svg:x="6.123cm" svg:y="7.73cm" svg:viewBox="0 0 260 450" svg:d="M260 129c0-41-12-129-75-129-88 0-185 178-185 321 0 59 18 129 75 129 88 0 185-179 185-321zM66 215c11-39 24-89 49-134 16-31 39-67 68-67 31 0 34 40 34 76 0 30-3 62-20 125-43 0-87 0-131 0zM192 235c-7 29-20 83-43 127-23 43-47 74-74 74-21 0-34-18-34-75 0-27 4-63 20-126 44 0 87 0 131 0z">
              <text:p/>
            </draw:path>
            <draw:path draw:style-name="gr8" draw:text-style-name="P5" draw:layer="layout" svg:width="0.336cm" svg:height="0.3cm" svg:x="6.423cm" svg:y="7.967cm" svg:viewBox="0 0 337 301" svg:d="M52 267c-4 15-5 18-38 18-9 0-14 0-14 9 0 7 5 7 14 7 57 0 113 0 169 0 75 0 131-50 131-95 0-30-29-57-75-62 54-9 98-44 98-81 0-34-34-63-91-63-53 0-107 0-160 0-9 0-14 0-14 11 0 5 5 5 14 5 6 1 9 0 16 2 9 0 11 2 11 5 0 2 0 4-2 9-19 79-39 157-59 235zM122 138c9-36 18-72 27-108 4-12 5-14 23-14 22 0 45 0 67 0 45 0 55 31 55 47 0 36-41 75-98 75-25 0-49 0-74 0zM102 285c-14 0-14 0-14-3 0-2 0-4 2-11 10-40 20-80 30-120 31 0 62 0 94 0 41 0 57 27 57 53 0 44-45 81-99 81-23 0-46 0-70 0z">
              <text:p/>
            </draw:path>
          </draw:g>
        </draw:g>
        <draw:g>
          <svg:title>TexMaths</svg:title>
          <svg:desc>18§latex§$\pi/2$§svg§600§TRUE§</svg:desc>
          <draw:g>
            <draw:path draw:style-name="gr8" draw:text-style-name="P5" draw:layer="layout" svg:width="0.339cm" svg:height="0.277cm" svg:x="7.225cm" svg:y="8.331cm" svg:viewBox="0 0 340 278" svg:d="M149 36c24 0 48 0 72 0-22 93-27 120-27 163 0 9 0 27 5 47 6 29 13 32 24 32 12 0 25-11 25-23 0-4 0-5-4-14-18-45-18-87-18-105 0-32 4-66 11-100 24 0 48 0 72 0 9 0 31 0 31-22 0-14-13-14-26-14-70 0-140 0-210 0-14 0-38 0-66 31-22 23-38 52-38 55 2 3 0 7 7 7 6 0 6-3 11-9 31-48 66-48 79-48 12 0 24 0 36 0-20 77-54 152-81 210-5 9-5 11-5 16 0 11 10 16 19 16 18 0 24-18 31-41 9-29 9-31 18-61 11-47 23-93 34-140z">
              <text:p/>
            </draw:path>
            <draw:path draw:style-name="gr8" draw:text-style-name="P5" draw:layer="layout" svg:width="0.245cm" svg:height="0.629cm" svg:x="7.624cm" svg:y="8.13cm" svg:viewBox="0 0 246 630" svg:d="M243 25c3-9 3-11 3-12 0-8-7-13-12-13-6 0-9 2-11 5-73 200-146 400-219 600-4 9-4 11-4 13 0 7 5 12 13 12 9 0 10-5 14-16 72-196 144-393 216-589z">
              <text:p/>
            </draw:path>
            <draw:path draw:style-name="gr8" draw:text-style-name="P5" draw:layer="layout" svg:width="0.251cm" svg:height="0.417cm" svg:x="7.936cm" svg:y="8.184cm" svg:viewBox="0 0 252 418" svg:d="M49 370c22-22 44-43 66-65 99-86 137-120 137-183 0-72-58-122-135-122-70 0-117 57-117 113 0 36 31 36 32 36 11 0 34-7 34-34 0-16-12-32-34-32-5 0-5 0-9 0 17-42 49-63 87-63 57 0 84 50 84 102 0 50-32 99-66 138-41 45-81 90-121 135-7 7-7 9-7 23 78 0 156 0 234 0 6-36 12-73 18-109-6 0-11 0-17 0-3 20-7 46-14 55-4 6-45 6-59 6-38 0-76 0-113 0z">
              <text:p/>
            </draw:path>
          </draw:g>
        </draw:g>
        <draw:path draw:style-name="gr9" draw:text-style-name="P1" draw:layer="layout" svg:width="2.101cm" svg:height="2.799cm" draw:transform="rotate (-2.49808975837948) translate (7.93000175067796cm 7.88999399763567cm)" svg:viewBox="0 0 2102 2800" svg:d="M0 2800c2250-500 2100-2800 2100-2800">
          <text:p/>
        </draw:path>
        <draw:line draw:style-name="gr9" draw:text-style-name="P1" draw:layer="layout" svg:x1="6.738cm" svg:y1="8.516cm" svg:x2="7.858cm" svg:y2="9.307cm">
          <text:p/>
        </draw:line>
        <draw:line draw:style-name="gr9" draw:text-style-name="P1" draw:layer="layout" svg:x1="8.655cm" svg:y1="8.2cm" svg:x2="7.866cm" svg:y2="9.32cm">
          <text:p/>
        </draw:line>
        <draw:g>
          <svg:title>TexMaths</svg:title>
          <svg:desc>18§latex§$n_{1}$§svg§600§TRUE§</svg:desc>
          <draw:g>
            <draw:path draw:style-name="gr8" draw:text-style-name="P5" draw:layer="layout" svg:width="0.34cm" svg:height="0.282cm" svg:x="6.625cm" svg:y="1.331cm" svg:viewBox="0 0 341 283" svg:d="M38 240c-2 9-6 23-6 27 0 11 9 16 18 16 7 0 18-3 24-16 0-2 7-32 10-47 5-19 10-38 15-57 3-12 7-27 10-41 2-11 8-29 9-32 9-18 42-76 103-76 27 0 34 24 34 43 0 40-32 120-41 147-6 15-8 22-8 29 0 29 24 50 52 50 60 0 83-91 83-95 0-7-5-7-7-7-7 0-7 2-11 11-13 43-32 79-63 79-11 0-16-8-16-22 0-16 5-30 13-45 10-32 37-102 37-138 0-41-27-66-71-66-58 0-88 39-99 54-4-34-29-54-58-54-28 0-41 25-46 36-11 21-20 57-20 61 0 5 5 3 7 5 7 0 7 0 11-14 11-45 23-74 47-74 12 0 19 8 19 29 0 13-1 20-10 52-12 48-24 97-36 145z">
              <text:p/>
            </draw:path>
            <draw:path draw:style-name="gr8" draw:text-style-name="P5" draw:layer="layout" svg:width="0.159cm" svg:height="0.291cm" svg:x="7.032cm" svg:y="1.41cm" svg:viewBox="0 0 160 292" svg:d="M99 13c0-11 0-13-13-13-29 29-68 29-86 29 0 5 0 10 0 16 11 0 39 0 63-13 0 75 0 150 0 224 0 15 0 20-43 20-6 0-11 0-16 0 0 5 0 11 0 16 7 0 61-2 77-2 14 0 70 2 79 2 0-5 0-11 0-16-6 0-11 0-16 0-45 0-45-5-45-20 0-81 0-162 0-243z">
              <text:p/>
            </draw:path>
          </draw:g>
        </draw:g>
        <draw:g>
          <svg:title>TexMaths</svg:title>
          <svg:desc>18§latex§$n_{2}&gt;n_{1}$§svg§600§TRUE§</svg:desc>
          <draw:g>
            <draw:path draw:style-name="gr8" draw:text-style-name="P5" draw:layer="layout" svg:width="0.342cm" svg:height="0.282cm" svg:x="7.927cm" svg:y="1.395cm" svg:viewBox="0 0 343 283" svg:d="M38 240c-2 9-6 24-6 27 0 11 9 16 18 16 8 0 20-5 24-17 4-16 9-31 12-47 5-19 10-37 15-56 3-14 7-28 10-43 2-11 8-28 8-30 9-20 43-77 102-77 29 0 34 23 34 44 0 38-30 119-41 146-5 14-5 23-5 28 0 31 21 52 52 52 59 0 82-91 82-96 0-6-5-6-7-6-7 0-7 2-11 11-12 43-32 77-64 77-11 0-15-5-15-20 0-16 6-30 11-44 13-35 40-103 40-139 0-41-27-66-74-66-56 0-86 39-97 54-4-36-31-54-59-54-29 0-42 23-47 34-11 22-20 59-20 61 0 7 7 7 9 7 5 0 5 0 11-14 11-45 23-75 45-75 12 0 20 9 20 28 0 15-2 22-11 54-12 49-24 97-36 145z">
              <text:p/>
            </draw:path>
            <draw:path draw:style-name="gr8" draw:text-style-name="P5" draw:layer="layout" svg:width="0.195cm" svg:height="0.291cm" svg:x="8.315cm" svg:y="1.474cm" svg:viewBox="0 0 196 292" svg:d="M196 212c-5 0-10 0-14 0-2 10-6 36-13 41-4 2-38 2-43 2-27 0-54 0-81 0 47-41 61-54 88-74 32-27 63-54 63-95 0-54-47-86-102-86-56 0-94 38-94 79 0 21 20 25 25 25 9 0 24-9 24-23 0-9-4-24-27-24 14-32 43-41 64-41 45 0 67 34 67 70 0 38-27 68-42 84-35 35-70 70-106 105-5 3-5 5-5 17 61 0 122 0 183 0 5-26 9-53 13-80z">
              <text:p/>
            </draw:path>
            <draw:path draw:style-name="gr8" draw:text-style-name="P5" draw:layer="layout" svg:width="0.386cm" svg:height="0.363cm" svg:x="8.799cm" svg:y="1.332cm" svg:viewBox="0 0 387 364" svg:d="M374 196c7-2 13-6 13-13s-6-11-13-14c-116-55-233-109-349-164-9-5-11-5-12-5-8 0-13 5-13 13 0 5 4 9 13 14 110 52 220 104 330 156-110 52-220 104-330 156-9 4-13 7-13 13 0 7 5 12 13 12 1 0 3 0 12-3 116-55 233-110 349-165z">
              <text:p/>
            </draw:path>
            <draw:path draw:style-name="gr8" draw:text-style-name="P5" draw:layer="layout" svg:width="0.341cm" svg:height="0.282cm" svg:x="9.432cm" svg:y="1.395cm" svg:viewBox="0 0 342 283" svg:d="M38 240c-2 9-7 24-7 27 0 11 9 16 19 16 8 0 18-5 24-17 3-16 7-31 11-47 4-19 9-37 14-56 3-14 7-28 11-43 1-11 7-28 9-30 9-20 41-77 102-77 29 0 34 23 34 44 0 38-30 119-41 146-5 14-7 23-7 28 0 31 23 52 52 52 59 0 83-91 83-96 0-6-6-6-8-6-5 0-5 2-9 11-12 43-34 77-64 77-11 0-15-5-15-20 0-16 6-30 11-44 13-35 38-103 38-139 0-41-27-66-72-66-58 0-88 39-99 54-4-36-29-54-57-54-29 0-42 23-49 34-9 22-18 59-18 61 0 7 5 7 7 7 7 0 7 0 11-14 11-45 23-75 47-75 12 0 20 9 20 28 0 15-2 22-11 54-12 49-24 97-36 145z">
              <text:p/>
            </draw:path>
            <draw:path draw:style-name="gr8" draw:text-style-name="P5" draw:layer="layout" svg:width="0.161cm" svg:height="0.291cm" svg:x="9.84cm" svg:y="1.474cm" svg:viewBox="0 0 162 292" svg:d="M101 13c0-13-2-13-15-13-27 27-68 29-86 29 0 5 0 10 0 16 11 0 40 0 65-13 0 75 0 150 0 225 0 14 0 19-45 19-6 0-11 0-16 0 0 6 0 11 0 16 7 0 63-1 79-1 12 0 68 1 79 1 0-5 0-10 0-16-6 0-12 0-18 0-43 0-43-5-43-19 0-82 0-163 0-244z">
              <text:p/>
            </draw:path>
          </draw:g>
        </draw:g>
        <draw:g>
          <svg:title>TexMaths</svg:title>
          <svg:desc>18§latex§$S$§svg§600§TRUE§</svg:desc>
          <draw:g>
            <draw:path draw:style-name="gr8" draw:text-style-name="P5" draw:layer="layout" svg:width="0.373cm" svg:height="0.458cm" svg:x="3.726cm" svg:y="2.233cm" svg:viewBox="0 0 374 459" svg:d="M374 7c0-3-2-7-7-7-4 0-4 0-11 9-10 12-20 24-31 36-16-29-48-45-89-45-81 0-157 72-157 149 0 51 34 80 67 90 22 6 44 11 66 17 24 7 60 16 60 68 0 56-53 115-116 115-39 0-109-14-109-92 0-16 3-30 3-34 2-2 2-2 2-3 0-8-4-8-7-8s-5 0-7 2-38 146-38 148c0 5 4 7 7 7 4 0 4 0 11-9 11-12 22-24 32-36 27 36 69 45 106 45 85 0 160-85 160-162 0-43-21-65-30-74-14-14-25-18-81-32-14-4-36-9-41-11-18-5-40-23-40-58 0-50 50-104 112-104 52 0 89 27 89 97 0 20-1 33-1 36 2 2 0 6 7 6 5 0 7-2 9-13 11-46 23-91 34-137z">
              <text:p/>
            </draw:path>
          </draw:g>
        </draw:g>
        <draw:g>
          <svg:title>TexMaths</svg:title>
          <svg:desc>18§latex§$S'$§svg§600§TRUE§</svg:desc>
          <draw:g>
            <draw:path draw:style-name="gr8" draw:text-style-name="P5" draw:layer="layout" svg:width="0.372cm" svg:height="0.457cm" svg:x="12.326cm" svg:y="10.666cm" svg:viewBox="0 0 373 458" svg:d="M373 7c0-2-2-7-7-7-4 0-4 2-11 9-10 12-20 24-30 36-17-29-51-45-90-45-81 0-156 74-156 149 0 50 34 79 66 90 22 6 45 12 67 18 23 5 57 14 57 66 0 56-50 115-113 115-39 0-109-15-109-92 0-14 3-30 3-34 2-2 1-2 2-3 0-8-4-8-7-8s-6 0-7 2c-3 4-38 146-38 147 0 6 4 8 7 8 4 0 4 0 11-9 10-12 20-24 30-36 29 36 70 45 108 45 84 0 160-85 160-162 0-43-22-65-33-74-14-14-23-17-79-32-14-3-35-9-43-11-16-5-37-23-37-57 0-50 50-104 109-104 52 0 92 27 92 97 0 21-4 32-4 36 3 2 0 5 9 5 5 0 5-2 9-12 11-46 23-91 34-137z">
              <text:p/>
            </draw:path>
            <draw:path draw:style-name="gr8" draw:text-style-name="P5" draw:layer="layout" svg:width="0.108cm" svg:height="0.227cm" svg:x="12.737cm" svg:y="10.635cm" svg:viewBox="0 0 109 228" svg:d="M106 38c3-7 3-11 3-15 0-12-12-23-25-23-18 0-23 14-25 22-19 63-38 126-57 190-2 0-2 5-2 7 0 5 13 9 16 9 4 0 4 0 7-7 28-61 55-122 83-183z">
              <text:p/>
            </draw:path>
          </draw:g>
        </draw:g>
        <draw:g>
          <svg:title>TexMaths</svg:title>
          <svg:desc>18§latex§$S''$§svg§600§TRUE§</svg:desc>
          <draw:g>
            <draw:path draw:style-name="gr8" draw:text-style-name="P5" draw:layer="layout" svg:width="0.373cm" svg:height="0.457cm" svg:x="3.426cm" svg:y="12.066cm" svg:viewBox="0 0 374 458" svg:d="M374 7c0-2 0-7-6-7-3 0-5 2-12 11-11 12-21 24-31 36-16-31-48-47-90-47-79 0-154 74-154 149 0 50 32 79 64 90 23 5 46 10 69 16 23 7 57 16 57 68 0 56-52 115-113 115-41 0-111-14-111-92 0-16 3-30 5-34 0-2 0-2 0-3 0-7-4-7-7-7-4 0-4-1-7 1-2 2-38 146-38 147 0 4 4 8 7 8 4 0 4-2 13-9 10-12 20-24 30-36 27 36 70 45 106 45 86 0 160-85 160-162 0-43-21-64-30-73-15-15-24-18-81-33-13-3-36-9-42-11-18-5-37-23-37-57 0-50 50-104 109-104 52 0 90 27 90 97 0 21-2 32-2 36 3 2 0 7 8 7 7 0 7-4 10-13 11-46 22-92 33-138z">
              <text:p/>
            </draw:path>
            <draw:path draw:style-name="gr8" draw:text-style-name="P5" draw:layer="layout" svg:width="0.11cm" svg:height="0.227cm" svg:x="3.837cm" svg:y="12.036cm" svg:viewBox="0 0 111 228" svg:d="M108 38c3-7 3-11 3-13 0-14-12-25-27-25-16 0-21 14-23 22-19 63-38 126-57 190-2 0-4 5-4 7 0 5 14 9 18 9s4 0 7-7c28-61 55-122 83-183z">
              <text:p/>
            </draw:path>
            <draw:path draw:style-name="gr8" draw:text-style-name="P5" draw:layer="layout" svg:width="0.11cm" svg:height="0.227cm" svg:x="3.983cm" svg:y="12.036cm" svg:viewBox="0 0 111 228" svg:d="M108 38c3-7 3-11 3-13 0-14-12-25-27-25-16 0-21 14-23 22-20 63-39 126-59 190-1 2-2 5-2 7 0 5 14 9 18 9 2 0 4 0 5-7 28-61 57-122 85-183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4-20T23:46:38.938436266</dc:date>
    <meta:editing-duration>PT3H42M24S</meta:editing-duration>
    <meta:editing-cycles>42</meta:editing-cycles>
    <meta:generator>LibreOffice/7.3.7.2$Linux_X86_64 LibreOffice_project/30$Build-2</meta:generator>
    <meta:document-statistic meta:object-count="56"/>
  </office:meta>
</office:document-meta>
</file>